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3.6pt"/>
    </style:style>
    <style:style style:name="co2" style:family="table-column">
      <style:table-column-properties fo:break-before="auto" style:column-width="152.19pt"/>
    </style:style>
    <style:style style:name="co3" style:family="table-column">
      <style:table-column-properties fo:break-before="auto" style:column-width="126.96pt"/>
    </style:style>
    <style:style style:name="co4" style:family="table-column">
      <style:table-column-properties fo:break-before="auto" style:column-width="127.7pt"/>
    </style:style>
    <style:style style:name="co5" style:family="table-column">
      <style:table-column-properties fo:break-before="auto" style:column-width="151.46pt"/>
    </style:style>
    <style:style style:name="co6" style:family="table-column">
      <style:table-column-properties fo:break-before="auto" style:column-width="156.64pt"/>
    </style:style>
    <style:style style:name="co7" style:family="table-column">
      <style:table-column-properties fo:break-before="auto" style:column-width="299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eaning data used (1)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UAREZ, JOSE ;41297;39000;ADMIN;INTERN</text:p>
          </table:table-cell>
          <table:table-cell table:formula="of:=FIND(&quot;;&quot;;[.A1])" office:value-type="float" office:value="14" calcext:value-type="float">
            <text:p>14</text:p>
          </table:table-cell>
          <table:table-cell table:formula="of:=LEN([.A1])" office:value-type="float" office:value="38" calcext:value-type="float">
            <text:p>38</text:p>
          </table:table-cell>
          <table:table-cell table:formula="of:=PROPER(LEFT([.A1];13))" office:value-type="string" office:string-value="Juarez, Jose " calcext:value-type="string">
            <text:p>Juarez, Jose </text:p>
          </table:table-cell>
          <table:table-cell table:formula="of:=PROPER(LEFT([.A1];FIND(&quot;,&quot;;[.A1])-1))" office:value-type="string" office:string-value="Juarez" calcext:value-type="string">
            <text:p>Juarez</text:p>
          </table:table-cell>
          <table:table-cell table:formula="of:=PROPER(MID([.A1];FIND(&quot;,&quot;;[.A1])+1;5))" office:value-type="string" office:string-value=" Jose" calcext:value-type="string">
            <text:p><text:s/>Jose</text:p>
          </table:table-cell>
          <table:table-cell table:formula="of:=RIGHT([.A1];[.C1]-[.B1])" office:value-type="string" office:string-value="41297;39000;ADMIN;INTERN" calcext:value-type="string">
            <text:p>41297;39000;ADMIN;INTERN</text:p>
          </table:table-cell>
        </table:table-row>
        <table:table-row table:style-name="ro1">
          <table:table-cell office:value-type="string" calcext:value-type="string">
            <text:p>ABRAHAM, JOHNNY ;03/30/2013;27000;ENGINEERING;TRAINEE</text:p>
          </table:table-cell>
          <table:table-cell table:formula="of:=FIND(&quot;;&quot;;[.A2])" office:value-type="float" office:value="17" calcext:value-type="float">
            <text:p>17</text:p>
          </table:table-cell>
          <table:table-cell table:formula="of:=LEN([.A2])" office:value-type="float" office:value="53" calcext:value-type="float">
            <text:p>53</text:p>
          </table:table-cell>
          <table:table-cell table:formula="of:=PROPER(LEFT([.A2];13))" office:value-type="string" office:string-value="Abraham, John" calcext:value-type="string">
            <text:p>Abraham, John</text:p>
          </table:table-cell>
          <table:table-cell table:formula="of:=PROPER(LEFT([.A2];FIND(&quot;,&quot;;[.A2])-1))" office:value-type="string" office:string-value="Abraham" calcext:value-type="string">
            <text:p>Abraham</text:p>
          </table:table-cell>
          <table:table-cell table:formula="of:=PROPER(MID([.A2];FIND(&quot;,&quot;;[.A2])+1;5))" office:value-type="string" office:string-value=" John" calcext:value-type="string">
            <text:p><text:s/>John</text:p>
          </table:table-cell>
          <table:table-cell table:formula="of:=RIGHT([.A2];[.C2]-[.B2])" office:value-type="string" office:string-value="03/30/2013;27000;ENGINEERING;TRAINEE" calcext:value-type="string">
            <text:p>03/30/2013;27000;ENGINEERING;TRAINEE</text:p>
          </table:table-cell>
        </table:table-row>
        <table:table-row table:style-name="ro1">
          <table:table-cell office:value-type="string" calcext:value-type="string">
            <text:p>BAKER, SARAH;04/30/2015;36000;SALES;SALES EXECUTIVE</text:p>
          </table:table-cell>
          <table:table-cell table:formula="of:=FIND(&quot;;&quot;;[.A3])" office:value-type="float" office:value="13" calcext:value-type="float">
            <text:p>13</text:p>
          </table:table-cell>
          <table:table-cell table:formula="of:=LEN([.A3])" office:value-type="float" office:value="51" calcext:value-type="float">
            <text:p>51</text:p>
          </table:table-cell>
          <table:table-cell table:formula="of:=PROPER(LEFT([.A3];13))" office:value-type="string" office:string-value="Baker, Sarah;" calcext:value-type="string">
            <text:p>Baker, Sarah;</text:p>
          </table:table-cell>
          <table:table-cell table:formula="of:=PROPER(LEFT([.A3];FIND(&quot;,&quot;;[.A3])-1))" office:value-type="string" office:string-value="Baker" calcext:value-type="string">
            <text:p>Baker</text:p>
          </table:table-cell>
          <table:table-cell table:formula="of:=PROPER(MID([.A3];FIND(&quot;,&quot;;[.A3])+1;5))" office:value-type="string" office:string-value=" Sara" calcext:value-type="string">
            <text:p><text:s/>Sara</text:p>
          </table:table-cell>
          <table:table-cell table:formula="of:=RIGHT([.A3];[.C3]-[.B3])" office:value-type="string" office:string-value="04/30/2015;36000;SALES;SALES EXECUTIVE" calcext:value-type="string">
            <text:p>04/30/2015;36000;SALES;SALES EXECUTIVE</text:p>
          </table:table-cell>
        </table:table-row>
        <table:table-row table:style-name="ro1">
          <table:table-cell office:value-type="string" calcext:value-type="string">
            <text:p>BALOTELLI, BILLY;11/15/2007;23900;ENGINEERING;INTERN</text:p>
          </table:table-cell>
          <table:table-cell table:formula="of:=FIND(&quot;;&quot;;[.A4])" office:value-type="float" office:value="17" calcext:value-type="float">
            <text:p>17</text:p>
          </table:table-cell>
          <table:table-cell table:formula="of:=LEN([.A4])" office:value-type="float" office:value="52" calcext:value-type="float">
            <text:p>52</text:p>
          </table:table-cell>
          <table:table-cell table:formula="of:=PROPER( LEFT([.A4];16))" office:value-type="string" office:string-value="Balotelli, Billy" calcext:value-type="string">
            <text:p>Balotelli, Billy</text:p>
          </table:table-cell>
          <table:table-cell table:formula="of:=PROPER(LEFT([.A4];FIND(&quot;,&quot;;[.A4])-1))" office:value-type="string" office:string-value="Balotelli" calcext:value-type="string">
            <text:p>Balotelli</text:p>
          </table:table-cell>
          <table:table-cell table:formula="of:=PROPER(MID([.A4];FIND(&quot;,&quot;;[.A4])+1;5))" office:value-type="string" office:string-value=" Bill" calcext:value-type="string">
            <text:p><text:s/>Bill</text:p>
          </table:table-cell>
          <table:table-cell table:formula="of:=RIGHT([.A4];[.C4]-[.B4])" office:value-type="string" office:string-value="11/15/2007;23900;ENGINEERING;INTERN" calcext:value-type="string">
            <text:p>11/15/2007;23900;ENGINEERING;INTERN</text:p>
          </table:table-cell>
        </table:table-row>
        <table:table-row table:style-name="ro1">
          <table:table-cell office:value-type="string" calcext:value-type="string">
            <text:p>BISHOP, TIANA ;37959;46500;ENGINEERING;MANAGER</text:p>
          </table:table-cell>
          <table:table-cell table:formula="of:=FIND(&quot;;&quot;;[.A5])" office:value-type="float" office:value="15" calcext:value-type="float">
            <text:p>15</text:p>
          </table:table-cell>
          <table:table-cell table:formula="of:=LEN([.A5])" office:value-type="float" office:value="46" calcext:value-type="float">
            <text:p>46</text:p>
          </table:table-cell>
          <table:table-cell table:formula="of:=PROPER( LEFT([.A5];14))" office:value-type="string" office:string-value="Bishop, Tiana " calcext:value-type="string">
            <text:p>Bishop, Tiana </text:p>
          </table:table-cell>
          <table:table-cell table:formula="of:=PROPER(LEFT([.A5];FIND(&quot;,&quot;;[.A5])-1))" office:value-type="string" office:string-value="Bishop" calcext:value-type="string">
            <text:p>Bishop</text:p>
          </table:table-cell>
          <table:table-cell table:formula="of:=PROPER(MID([.A5];FIND(&quot;,&quot;;[.A5])+1;5))" office:value-type="string" office:string-value=" Tian" calcext:value-type="string">
            <text:p><text:s/>Tian</text:p>
          </table:table-cell>
          <table:table-cell table:formula="of:=RIGHT([.A5];[.C5]-[.B5])" office:value-type="string" office:string-value="37959;46500;ENGINEERING;MANAGER" calcext:value-type="string">
            <text:p>37959;46500;ENGINEERING;MANAGER</text:p>
          </table:table-cell>
        </table:table-row>
        <table:table-row table:style-name="ro1">
          <table:table-cell office:value-type="string" calcext:value-type="string">
            <text:p>BOATENG, TERRYY;07/27/2009;50000;ACCOUNTS;COST ACCOUNTANT</text:p>
          </table:table-cell>
          <table:table-cell table:formula="of:=FIND(&quot;;&quot;;[.A6])" office:value-type="float" office:value="16" calcext:value-type="float">
            <text:p>16</text:p>
          </table:table-cell>
          <table:table-cell table:formula="of:=LEN([.A6])" office:value-type="float" office:value="57" calcext:value-type="float">
            <text:p>57</text:p>
          </table:table-cell>
          <table:table-cell table:formula="of:=PROPER( LEFT([.A6];15))" office:value-type="string" office:string-value="Boateng, Terryy" calcext:value-type="string">
            <text:p>Boateng, Terryy</text:p>
          </table:table-cell>
          <table:table-cell table:formula="of:=PROPER(LEFT([.A6];FIND(&quot;,&quot;;[.A6])-1))" office:value-type="string" office:string-value="Boateng" calcext:value-type="string">
            <text:p>Boateng</text:p>
          </table:table-cell>
          <table:table-cell table:formula="of:=PROPER(MID([.A6];FIND(&quot;,&quot;;[.A6])+1;5))" office:value-type="string" office:string-value=" Terr" calcext:value-type="string">
            <text:p><text:s/>Terr</text:p>
          </table:table-cell>
          <table:table-cell table:formula="of:=RIGHT([.A6];[.C6]-[.B6])" office:value-type="string" office:string-value="07/27/2009;50000;ACCOUNTS;COST ACCOUNTANT" calcext:value-type="string">
            <text:p>07/27/2009;50000;ACCOUNTS;COST ACCOUNTANT</text:p>
          </table:table-cell>
        </table:table-row>
        <table:table-row table:style-name="ro1">
          <table:table-cell office:value-type="string" calcext:value-type="string">
            <text:p>BOER, FRED ;12/23/2010;46000;MKTG;DESIGNER</text:p>
          </table:table-cell>
          <table:table-cell table:formula="of:=FIND(&quot;;&quot;;[.A7])" office:value-type="float" office:value="12" calcext:value-type="float">
            <text:p>12</text:p>
          </table:table-cell>
          <table:table-cell table:formula="of:=LEN([.A7])" office:value-type="float" office:value="42" calcext:value-type="float">
            <text:p>42</text:p>
          </table:table-cell>
          <table:table-cell table:formula="of:=PROPER( LEFT([.A7];11))" office:value-type="string" office:string-value="Boer, Fred " calcext:value-type="string">
            <text:p>Boer, Fred </text:p>
          </table:table-cell>
          <table:table-cell table:formula="of:=PROPER(LEFT([.A7];FIND(&quot;,&quot;;[.A7])-1))" office:value-type="string" office:string-value="Boer" calcext:value-type="string">
            <text:p>Boer</text:p>
          </table:table-cell>
          <table:table-cell table:formula="of:=PROPER(MID([.A7];FIND(&quot;,&quot;;[.A7])+1;5))" office:value-type="string" office:string-value=" Fred" calcext:value-type="string">
            <text:p><text:s/>Fred</text:p>
          </table:table-cell>
          <table:table-cell table:formula="of:=RIGHT([.A7];[.C7]-[.B7])" office:value-type="string" office:string-value="12/23/2010;46000;MKTG;DESIGNER" calcext:value-type="string">
            <text:p>12/23/2010;46000;MKTG;DESIGNER</text:p>
          </table:table-cell>
        </table:table-row>
        <table:table-row table:style-name="ro1">
          <table:table-cell office:value-type="string" calcext:value-type="string">
            <text:p>BARKER, BETTY;07/25/2007;43500;SALES;SALES EXECUTIVE</text:p>
          </table:table-cell>
          <table:table-cell table:formula="of:=FIND(&quot;;&quot;;[.A8])" office:value-type="float" office:value="14" calcext:value-type="float">
            <text:p>14</text:p>
          </table:table-cell>
          <table:table-cell table:formula="of:=LEN([.A8])" office:value-type="float" office:value="52" calcext:value-type="float">
            <text:p>52</text:p>
          </table:table-cell>
          <table:table-cell table:formula="of:=PROPER( LEFT([.A8];13))" office:value-type="string" office:string-value="Barker, Betty" calcext:value-type="string">
            <text:p>Barker, Betty</text:p>
          </table:table-cell>
          <table:table-cell table:formula="of:=PROPER(LEFT([.A8];FIND(&quot;,&quot;;[.A8])-1))" office:value-type="string" office:string-value="Barker" calcext:value-type="string">
            <text:p>Barker</text:p>
          </table:table-cell>
          <table:table-cell table:formula="of:=PROPER(MID([.A8];FIND(&quot;,&quot;;[.A8])+1;5))" office:value-type="string" office:string-value=" Bett" calcext:value-type="string">
            <text:p><text:s/>Bett</text:p>
          </table:table-cell>
          <table:table-cell table:formula="of:=RIGHT([.A8];[.C8]-[.B8])" office:value-type="string" office:string-value="07/25/2007;43500;SALES;SALES EXECUTIVE" calcext:value-type="string">
            <text:p>07/25/2007;43500;SALES;SALES EXECUTIVE</text:p>
          </table:table-cell>
        </table:table-row>
        <table:table-row table:style-name="ro1">
          <table:table-cell office:value-type="string" calcext:value-type="string">
            <text:p>BURSTEYN , TOM ;36834;21000;SALES;SALES TRAINEE</text:p>
          </table:table-cell>
          <table:table-cell table:formula="of:=FIND(&quot;;&quot;;[.A9])" office:value-type="float" office:value="16" calcext:value-type="float">
            <text:p>16</text:p>
          </table:table-cell>
          <table:table-cell table:formula="of:=LEN([.A9])" office:value-type="float" office:value="47" calcext:value-type="float">
            <text:p>47</text:p>
          </table:table-cell>
          <table:table-cell table:formula="of:=PROPER( LEFT([.A9];15))" office:value-type="string" office:string-value="Bursteyn , Tom " calcext:value-type="string">
            <text:p>Bursteyn , Tom </text:p>
          </table:table-cell>
          <table:table-cell table:formula="of:=PROPER(LEFT([.A9];FIND(&quot;,&quot;;[.A9])-1))" office:value-type="string" office:string-value="Bursteyn " calcext:value-type="string">
            <text:p>Bursteyn </text:p>
          </table:table-cell>
          <table:table-cell table:formula="of:=PROPER(MID([.A9];FIND(&quot;,&quot;;[.A9])+1;5))" office:value-type="string" office:string-value=" Tom " calcext:value-type="string">
            <text:p><text:s/>Tom </text:p>
          </table:table-cell>
          <table:table-cell table:formula="of:=RIGHT([.A9];[.C9]-[.B9])" office:value-type="string" office:string-value="36834;21000;SALES;SALES TRAINEE" calcext:value-type="string">
            <text:p>36834;21000;SALES;SALES TRAINEE</text:p>
          </table:table-cell>
        </table:table-row>
        <table:table-row table:style-name="ro1">
          <table:table-cell office:value-type="string" calcext:value-type="string">
            <text:p>BURSTEYN, TAMMY ;38238;38000;SALES;SALES EXECUTIVE</text:p>
          </table:table-cell>
          <table:table-cell table:formula="of:=FIND(&quot;;&quot;;[.A10])" office:value-type="float" office:value="17" calcext:value-type="float">
            <text:p>17</text:p>
          </table:table-cell>
          <table:table-cell table:formula="of:=LEN([.A10])" office:value-type="float" office:value="50" calcext:value-type="float">
            <text:p>50</text:p>
          </table:table-cell>
          <table:table-cell table:formula="of:=PROPER(LEFT([.A10];16))" office:value-type="string" office:string-value="Bursteyn, Tammy " calcext:value-type="string">
            <text:p>Bursteyn, Tammy </text:p>
          </table:table-cell>
          <table:table-cell table:formula="of:=PROPER(LEFT([.A10];FIND(&quot;,&quot;;[.A10])-1))" office:value-type="string" office:string-value="Bursteyn" calcext:value-type="string">
            <text:p>Bursteyn</text:p>
          </table:table-cell>
          <table:table-cell table:formula="of:=PROPER(MID([.A10];FIND(&quot;,&quot;;[.A10])+1;5))" office:value-type="string" office:string-value=" Tamm" calcext:value-type="string">
            <text:p><text:s/>Tamm</text:p>
          </table:table-cell>
          <table:table-cell table:formula="of:=RIGHT([.A10];[.C10]-[.B10])" office:value-type="string" office:string-value="38238;38000;SALES;SALES EXECUTIVE" calcext:value-type="string">
            <text:p>38238;38000;SALES;SALES EXECUTIVE</text:p>
          </table:table-cell>
        </table:table-row>
        <table:table-row table:style-name="ro1">
          <table:table-cell office:value-type="string" calcext:value-type="string">
            <text:p>BUSSER, BOBBY;37417;29950;ACCOUNTS;SENIOR ADMINISTRATOR</text:p>
          </table:table-cell>
          <table:table-cell table:formula="of:=FIND(&quot;;&quot;;[.A11])" office:value-type="float" office:value="14" calcext:value-type="float">
            <text:p>14</text:p>
          </table:table-cell>
          <table:table-cell table:formula="of:=LEN([.A11])" office:value-type="float" office:value="55" calcext:value-type="float">
            <text:p>55</text:p>
          </table:table-cell>
          <table:table-cell table:formula="of:=PROPER(LEFT([.A11];13))" office:value-type="string" office:string-value="Busser, Bobby" calcext:value-type="string">
            <text:p>Busser, Bobby</text:p>
          </table:table-cell>
          <table:table-cell table:formula="of:=PROPER(LEFT([.A11];FIND(&quot;,&quot;;[.A11])-1))" office:value-type="string" office:string-value="Busser" calcext:value-type="string">
            <text:p>Busser</text:p>
          </table:table-cell>
          <table:table-cell table:formula="of:=PROPER(MID([.A11];FIND(&quot;,&quot;;[.A11])+1;5))" office:value-type="string" office:string-value=" Bobb" calcext:value-type="string">
            <text:p><text:s/>Bobb</text:p>
          </table:table-cell>
          <table:table-cell table:formula="of:=RIGHT([.A11];[.C11]-[.B11])" office:value-type="string" office:string-value="37417;29950;ACCOUNTS;SENIOR ADMINISTRATOR" calcext:value-type="string">
            <text:p>37417;29950;ACCOUNTS;SENIOR ADMINISTRATOR</text:p>
          </table:table-cell>
        </table:table-row>
        <table:table-row table:style-name="ro1">
          <table:table-cell office:value-type="string" calcext:value-type="string">
            <text:p>CASCIEWICZ, KATHY; 12/15/2011;41000;SALES;SENIOR TECHNICIAN</text:p>
          </table:table-cell>
          <table:table-cell table:formula="of:=FIND(&quot;;&quot;;[.A12])" office:value-type="float" office:value="18" calcext:value-type="float">
            <text:p>18</text:p>
          </table:table-cell>
          <table:table-cell table:formula="of:=LEN([.A12])" office:value-type="float" office:value="59" calcext:value-type="float">
            <text:p>59</text:p>
          </table:table-cell>
          <table:table-cell table:formula="of:=PROPER(LEFT([.A12];17))" office:value-type="string" office:string-value="Casciewicz, Kathy" calcext:value-type="string">
            <text:p>Casciewicz, Kathy</text:p>
          </table:table-cell>
          <table:table-cell table:formula="of:=PROPER(LEFT([.A12];FIND(&quot;,&quot;;[.A12])-1))" office:value-type="string" office:string-value="Casciewicz" calcext:value-type="string">
            <text:p>Casciewicz</text:p>
          </table:table-cell>
          <table:table-cell table:formula="of:=PROPER(MID([.A12];FIND(&quot;,&quot;;[.A12])+1;5))" office:value-type="string" office:string-value=" Kath" calcext:value-type="string">
            <text:p><text:s/>Kath</text:p>
          </table:table-cell>
          <table:table-cell table:formula="of:=RIGHT([.A12];[.C12]-[.B12])" office:value-type="string" office:string-value=" 12/15/2011;41000;SALES;SENIOR TECHNICIAN" calcext:value-type="string">
            <text:p><text:s/>12/15/2011;41000;SALES;SENIOR TECHNICIAN</text:p>
          </table:table-cell>
        </table:table-row>
        <table:table-row table:style-name="ro1">
          <table:table-cell office:value-type="string" calcext:value-type="string">
            <text:p>COLE, ASHLEY ;40483;54000;SALES;COST ACCOUNTANT</text:p>
          </table:table-cell>
          <table:table-cell table:formula="of:=FIND(&quot;;&quot;;[.A13])" office:value-type="float" office:value="14" calcext:value-type="float">
            <text:p>14</text:p>
          </table:table-cell>
          <table:table-cell table:formula="of:=LEN([.A13])" office:value-type="float" office:value="47" calcext:value-type="float">
            <text:p>47</text:p>
          </table:table-cell>
          <table:table-cell table:formula="of:=PROPER(LEFT([.A13];13))" office:value-type="string" office:string-value="Cole, Ashley " calcext:value-type="string">
            <text:p>Cole, Ashley </text:p>
          </table:table-cell>
          <table:table-cell table:formula="of:=PROPER(LEFT([.A13];FIND(&quot;,&quot;;[.A13])-1))" office:value-type="string" office:string-value="Cole" calcext:value-type="string">
            <text:p>Cole</text:p>
          </table:table-cell>
          <table:table-cell table:formula="of:=PROPER(MID([.A13];FIND(&quot;,&quot;;[.A13])+1;5))" office:value-type="string" office:string-value=" Ashl" calcext:value-type="string">
            <text:p><text:s/>Ashl</text:p>
          </table:table-cell>
          <table:table-cell table:formula="of:=RIGHT([.A13];[.C13]-[.B13])" office:value-type="string" office:string-value="40483;54000;SALES;COST ACCOUNTANT" calcext:value-type="string">
            <text:p>40483;54000;SALES;COST ACCOUNTANT</text:p>
          </table:table-cell>
        </table:table-row>
        <table:table-row table:style-name="ro1">
          <table:table-cell office:value-type="string" calcext:value-type="string">
            <text:p>COOKSON, CHARLES; 04/03/2012;63200;R &amp; D;VP</text:p>
          </table:table-cell>
          <table:table-cell table:formula="of:=FIND(&quot;;&quot;;[.A14])" office:value-type="float" office:value="17" calcext:value-type="float">
            <text:p>17</text:p>
          </table:table-cell>
          <table:table-cell table:formula="of:=LEN([.A14])" office:value-type="float" office:value="43" calcext:value-type="float">
            <text:p>43</text:p>
          </table:table-cell>
          <table:table-cell table:formula="of:=PROPER(LEFT([.A14];16))" office:value-type="string" office:string-value="Cookson, Charles" calcext:value-type="string">
            <text:p>Cookson, Charles</text:p>
          </table:table-cell>
          <table:table-cell table:formula="of:=PROPER(LEFT([.A14];FIND(&quot;,&quot;;[.A14])-1))" office:value-type="string" office:string-value="Cookson" calcext:value-type="string">
            <text:p>Cookson</text:p>
          </table:table-cell>
          <table:table-cell table:formula="of:=PROPER(MID([.A14];FIND(&quot;,&quot;;[.A14])+1;5))" office:value-type="string" office:string-value=" Char" calcext:value-type="string">
            <text:p><text:s/>Char</text:p>
          </table:table-cell>
          <table:table-cell table:formula="of:=RIGHT([.A14];[.C14]-[.B14])" office:value-type="string" office:string-value=" 04/03/2012;63200;R &amp; D;VP" calcext:value-type="string">
            <text:p><text:s/>04/03/2012;63200;R &amp; D;VP</text:p>
          </table:table-cell>
        </table:table-row>
        <table:table-row table:style-name="ro1">
          <table:table-cell office:value-type="string" calcext:value-type="string">
            <text:p>CROSSLEY, ERIN ;04/23/2009;46000;ADMIN;TEAM LEADER</text:p>
          </table:table-cell>
          <table:table-cell table:formula="of:=FIND(&quot;;&quot;;[.A15])" office:value-type="float" office:value="16" calcext:value-type="float">
            <text:p>16</text:p>
          </table:table-cell>
          <table:table-cell table:formula="of:=LEN([.A15])" office:value-type="float" office:value="50" calcext:value-type="float">
            <text:p>50</text:p>
          </table:table-cell>
          <table:table-cell table:formula="of:=PROPER(LEFT([.A15];15))" office:value-type="string" office:string-value="Crossley, Erin " calcext:value-type="string">
            <text:p>Crossley, Erin </text:p>
          </table:table-cell>
          <table:table-cell table:formula="of:=PROPER(LEFT([.A15];FIND(&quot;,&quot;;[.A15])-1))" office:value-type="string" office:string-value="Crossley" calcext:value-type="string">
            <text:p>Crossley</text:p>
          </table:table-cell>
          <table:table-cell table:formula="of:=PROPER(MID([.A15];FIND(&quot;,&quot;;[.A15])+1;5))" office:value-type="string" office:string-value=" Erin" calcext:value-type="string">
            <text:p><text:s/>Erin</text:p>
          </table:table-cell>
          <table:table-cell table:formula="of:=RIGHT([.A15];[.C15]-[.B15])" office:value-type="string" office:string-value="04/23/2009;46000;ADMIN;TEAM LEADER" calcext:value-type="string">
            <text:p>04/23/2009;46000;ADMIN;TEAM LEADER</text:p>
          </table:table-cell>
        </table:table-row>
        <table:table-row table:style-name="ro1">
          <table:table-cell office:value-type="string" calcext:value-type="string">
            <text:p>DOE, JANE ;07/25/2015;21500;R &amp; D;TRAINEE</text:p>
          </table:table-cell>
          <table:table-cell table:formula="of:=FIND(&quot;;&quot;;[.A16])" office:value-type="float" office:value="11" calcext:value-type="float">
            <text:p>11</text:p>
          </table:table-cell>
          <table:table-cell table:formula="of:=LEN([.A16])" office:value-type="float" office:value="41" calcext:value-type="float">
            <text:p>41</text:p>
          </table:table-cell>
          <table:table-cell table:formula="of:=PROPER(LEFT([.A16];10))" office:value-type="string" office:string-value="Doe, Jane " calcext:value-type="string">
            <text:p>Doe, Jane </text:p>
          </table:table-cell>
          <table:table-cell table:formula="of:=PROPER(LEFT([.A16];FIND(&quot;,&quot;;[.A16])-1))" office:value-type="string" office:string-value="Doe" calcext:value-type="string">
            <text:p>Doe</text:p>
          </table:table-cell>
          <table:table-cell table:formula="of:=PROPER(MID([.A16];FIND(&quot;,&quot;;[.A16])+1;5))" office:value-type="string" office:string-value=" Jane" calcext:value-type="string">
            <text:p><text:s/>Jane</text:p>
          </table:table-cell>
          <table:table-cell table:formula="of:=RIGHT([.A16];[.C16]-[.B16])" office:value-type="string" office:string-value="07/25/2015;21500;R &amp; D;TRAINEE" calcext:value-type="string">
            <text:p>07/25/2015;21500;R &amp; D;TRAINEE</text:p>
          </table:table-cell>
        </table:table-row>
        <table:table-row table:style-name="ro1">
          <table:table-cell office:value-type="string" calcext:value-type="string">
            <text:p>DOE, JOHN <text:s/>; 06/05/2014;45600;ENGINEERING;INTERN</text:p>
          </table:table-cell>
          <table:table-cell table:formula="of:=FIND(&quot;;&quot;;[.A17])" office:value-type="float" office:value="12" calcext:value-type="float">
            <text:p>12</text:p>
          </table:table-cell>
          <table:table-cell table:formula="of:=LEN([.A17])" office:value-type="float" office:value="48" calcext:value-type="float">
            <text:p>48</text:p>
          </table:table-cell>
          <table:table-cell table:formula="of:=PROPER(LEFT([.A17];11))" office:value-type="string" office:string-value="Doe, John  " calcext:value-type="string">
            <text:p>Doe, John <text:s/></text:p>
          </table:table-cell>
          <table:table-cell table:formula="of:=PROPER(LEFT([.A17];FIND(&quot;,&quot;;[.A17])-1))" office:value-type="string" office:string-value="Doe" calcext:value-type="string">
            <text:p>Doe</text:p>
          </table:table-cell>
          <table:table-cell table:formula="of:=PROPER(MID([.A17];FIND(&quot;,&quot;;[.A17])+1;5))" office:value-type="string" office:string-value=" John" calcext:value-type="string">
            <text:p><text:s/>John</text:p>
          </table:table-cell>
          <table:table-cell table:formula="of:=RIGHT([.A17];[.C17]-[.B17])" office:value-type="string" office:string-value=" 06/05/2014;45600;ENGINEERING;INTERN" calcext:value-type="string">
            <text:p><text:s/>06/05/2014;45600;ENGINEERING;INTERN</text:p>
          </table:table-cell>
        </table:table-row>
        <table:table-row table:style-name="ro1">
          <table:table-cell office:value-type="string" calcext:value-type="string">
            <text:p>DARNSTEIN, DANNY; 12/14/2011;52000;ENGINEERING;COST ACCOUNTANT</text:p>
          </table:table-cell>
          <table:table-cell table:formula="of:=FIND(&quot;;&quot;;[.A18])" office:value-type="float" office:value="17" calcext:value-type="float">
            <text:p>17</text:p>
          </table:table-cell>
          <table:table-cell table:formula="of:=LEN([.A18])" office:value-type="float" office:value="62" calcext:value-type="float">
            <text:p>62</text:p>
          </table:table-cell>
          <table:table-cell table:formula="of:=PROPER(LEFT([.A18];16))" office:value-type="string" office:string-value="Darnstein, Danny" calcext:value-type="string">
            <text:p>Darnstein, Danny</text:p>
          </table:table-cell>
          <table:table-cell table:formula="of:=PROPER(LEFT([.A18];FIND(&quot;,&quot;;[.A18])-1))" office:value-type="string" office:string-value="Darnstein" calcext:value-type="string">
            <text:p>Darnstein</text:p>
          </table:table-cell>
          <table:table-cell table:formula="of:=PROPER(MID([.A18];FIND(&quot;,&quot;;[.A18])+1;5))" office:value-type="string" office:string-value=" Dann" calcext:value-type="string">
            <text:p><text:s/>Dann</text:p>
          </table:table-cell>
          <table:table-cell table:formula="of:=RIGHT([.A18];[.C18]-[.B18])" office:value-type="string" office:string-value=" 12/14/2011;52000;ENGINEERING;COST ACCOUNTANT" calcext:value-type="string">
            <text:p><text:s/>12/14/2011;52000;ENGINEERING;COST ACCOUNTANT</text:p>
          </table:table-cell>
        </table:table-row>
        <table:table-row table:style-name="ro1">
          <table:table-cell office:value-type="string" calcext:value-type="string">
            <text:p>FALLENGRANO, BILL ; 06/29/2001;56750;ENGINEERING;SENIOR ADMINISTRATOR</text:p>
          </table:table-cell>
          <table:table-cell table:formula="of:=FIND(&quot;;&quot;;[.A19])" office:value-type="float" office:value="19" calcext:value-type="float">
            <text:p>19</text:p>
          </table:table-cell>
          <table:table-cell table:formula="of:=LEN([.A19])" office:value-type="float" office:value="69" calcext:value-type="float">
            <text:p>69</text:p>
          </table:table-cell>
          <table:table-cell table:formula="of:=PROPER(LEFT([.A19];18))" office:value-type="string" office:string-value="Fallengrano, Bill " calcext:value-type="string">
            <text:p>Fallengrano, Bill </text:p>
          </table:table-cell>
          <table:table-cell table:formula="of:=PROPER(LEFT([.A19];FIND(&quot;,&quot;;[.A19])-1))" office:value-type="string" office:string-value="Fallengrano" calcext:value-type="string">
            <text:p>Fallengrano</text:p>
          </table:table-cell>
          <table:table-cell table:formula="of:=PROPER(MID([.A19];FIND(&quot;,&quot;;[.A19])+1;5))" office:value-type="string" office:string-value=" Bill" calcext:value-type="string">
            <text:p><text:s/>Bill</text:p>
          </table:table-cell>
          <table:table-cell table:formula="of:=RIGHT([.A19];[.C19]-[.B19])" office:value-type="string" office:string-value=" 06/29/2001;56750;ENGINEERING;SENIOR ADMINISTRATOR" calcext:value-type="string">
            <text:p><text:s/>06/29/2001;56750;ENGINEERING;SENIOR ADMINISTRATOR</text:p>
          </table:table-cell>
        </table:table-row>
      </table:table>
      <table:named-expressions/>
      <table:database-ranges>
        <table:database-range table:name="__Anonymous_Sheet_DB__0" table:target-range-address="'cleaning data used (1)'.A1:'cleaning data used (1)'.G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20T13:35:38.844000000</dc:date>
    <meta:editing-duration>PT7M57S</meta:editing-duration>
    <meta:editing-cycles>1</meta:editing-cycles>
    <meta:document-statistic meta:table-count="1" meta:cell-count="133" meta:object-count="0"/>
    <meta:generator>Neat_Office/6.2.8.2$Windows_x86 LibreOffice_project/</meta:generator>
  </office:meta>
</office:document-meta>
</file>